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0a3c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0">
        <text:h text:style-name="Heading_20_3" text:outline-level="3"><text:s/><text:span text:style-name="T1">Seitenleiste</text:span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13" meta:non-whitespace-character-count="12"/>
    <dc:date>2014-07-09T11:06:36.080000000</dc:date>
    <meta:editing-duration>P0D</meta:editing-duration>
    <meta:editing-cycles>1</meta:editing-cycles>
    <meta:generator>LibreOffice/4.2.5.2$Windows_x86 LibreOffice_project/61cb170a04bb1f12e77c884eab9192be736ec5f5</meta:generator>
  </office:meta>
</office:document-meta>
</file>